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82D000004BF5C80DC5E07D56067.png" manifest:media-type="image/png"/>
  <manifest:file-entry manifest:full-path="Pictures/100000000000082D000004BF0F2F11C6F409DFDA.png" manifest:media-type="image/png"/>
  <manifest:file-entry manifest:full-path="Pictures/100000000000082D000005A3C78E91945C77E7F8.png" manifest:media-type="image/png"/>
  <manifest:file-entry manifest:full-path="Pictures/100000000000082D000005A3A1377D9FFB99148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805a" officeooo:paragraph-rsid="001a805a"/>
    </style:style>
    <style:style style:name="P2" style:family="paragraph" style:parent-style-name="Standard">
      <style:text-properties officeooo:paragraph-rsid="001a805a"/>
    </style:style>
    <style:style style:name="T1" style:family="text">
      <style:text-properties officeooo:rsid="001a805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<text:span text:style-name="T1">Define Symbols:</text:span></text:p>
      <text:p text:style-name="Standard"><draw:frame draw:style-name="fr2" draw:name="Image2" text:anchor-type="char" svg:x="0in" svg:y="0.072in" svg:width="6.6929in" svg:height="3.8854in" draw:z-index="0"><draw:image xlink:href="Pictures/100000000000082D000004BF5C80DC5E07D56067.png" xlink:type="simple" xlink:show="embed" xlink:actuate="onLoad" draw:mime-type="image/png"/></draw:frame></text:p>
      <text:p text:style-name="Standard"><draw:frame draw:style-name="fr2" draw:name="Image1" text:anchor-type="char" svg:x="0in" svg:y="0.0925in" svg:width="6.6929in" svg:height="3.8854in" draw:z-index="1"><draw:image xlink:href="Pictures/100000000000082D000004BF0F2F11C6F409DFDA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P1"><text:soft-page-break/>Include Paths:</text:p>
      <text:p text:style-name="P1"><draw:frame draw:style-name="fr1" draw:name="Image3" text:anchor-type="char" svg:width="6.6929in" svg:height="4.6138in" draw:z-index="3"><draw:image xlink:href="Pictures/100000000000082D000005A3C78E91945C77E7F8.png" xlink:type="simple" xlink:show="embed" xlink:actuate="onLoad" draw:mime-type="image/png"/></draw:frame></text:p>
      <text:p text:style-name="P1"/>
      <text:p text:style-name="P1"><draw:frame draw:style-name="fr1" draw:name="Image4" text:anchor-type="char" svg:width="6.6929in" svg:height="4.6138in" draw:z-index="2"><draw:image xlink:href="Pictures/100000000000082D000005A3A1377D9FFB991482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4T16:21:19.325000000</meta:creation-date>
    <dc:date>2023-09-24T16:25:03.227000000</dc:date>
    <meta:editing-duration>PT3M45S</meta:editing-duration>
    <meta:editing-cycles>1</meta:editing-cycles>
    <meta:generator>LibreOffice/7.6.0.3$Windows_X86_64 LibreOffice_project/69edd8b8ebc41d00b4de3915dc82f8f0fc3b6265</meta:generator>
    <meta:document-statistic meta:table-count="0" meta:image-count="4" meta:object-count="0" meta:page-count="3" meta:paragraph-count="2" meta:word-count="4" meta:character-count="29" meta:non-whitespace-character-count="27"/>
  </office:meta>
</office:document-meta>
</file>